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Gentium Plus" svg:font-family="'Gentium Plus'"/>
    <style:font-face style:name="OpenSymbol" svg:font-family="OpenSymbol"/>
    <style:font-face style:name="Bitstream Charter" svg:font-family="'Bitstream Charter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6.9252in" style:type="right"/>
        </style:tab-stops>
      </style:paragraph-properties>
      <style:text-properties style:font-name="Bitstream Charter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Footer">
      <style:paragraph-properties>
        <style:tab-stops>
          <style:tab-stop style:position="6.9252in" style:type="right"/>
        </style:tab-stops>
      </style:paragraph-properties>
      <style:text-properties style:font-name="Bitstream Charter"/>
    </style:style>
    <style:style style:name="P3" style:family="paragraph" style:parent-style-name="Standard">
      <style:text-properties style:font-name="Bitstream Charter"/>
    </style:style>
    <style:style style:name="P4" style:family="paragraph" style:parent-style-name="Standard">
      <style:paragraph-properties>
        <style:tab-stops>
          <style:tab-stop style:position="2.9898in"/>
        </style:tab-stops>
      </style:paragraph-properties>
      <style:text-properties style:font-name="Bitstream Charter"/>
    </style:style>
    <style:style style:name="P5" style:family="paragraph" style:parent-style-name="Standard">
      <style:paragraph-properties>
        <style:tab-stops>
          <style:tab-stop style:position="3in"/>
        </style:tab-stops>
      </style:paragraph-properties>
      <style:text-properties style:font-name="Bitstream Charter"/>
    </style:style>
    <style:style style:name="P6" style:family="paragraph" style:parent-style-name="Standard">
      <style:paragraph-properties>
        <style:tab-stops/>
      </style:paragraph-properties>
      <style:text-properties style:font-name="Bitstream Charter"/>
    </style:style>
    <style:style style:name="P7" style:family="paragraph" style:parent-style-name="Standard">
      <style:text-properties style:font-name="Bitstream Charter" fo:font-weight="bold" style:font-weight-asian="bold" style:font-weight-complex="bold"/>
    </style:style>
    <style:style style:name="P8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style:font-name="Bitstream Charter"/>
    </style:style>
    <style:style style:name="P9" style:family="paragraph" style:parent-style-name="Standard">
      <style:paragraph-properties fo:padding="0.0291in" fo:border-left="none" fo:border-right="none" fo:border-top="none" fo:border-bottom="0.0008in solid #000000" style:join-border="false">
        <style:tab-stops>
          <style:tab-stop style:position="3in"/>
        </style:tab-stops>
      </style:paragraph-properties>
      <style:text-properties style:font-name="Bitstream Charter"/>
    </style:style>
    <style:style style:name="P10" style:family="paragraph" style:parent-style-name="Standard">
      <style:paragraph-properties fo:break-before="page"/>
    </style:style>
    <style:style style:name="P11" style:family="paragraph" style:parent-style-name="Standard">
      <style:paragraph-properties fo:break-before="page"/>
      <style:text-properties style:font-name="Bitstream Charter"/>
    </style:style>
    <style:style style:name="P12" style:family="paragraph" style:parent-style-name="Standard" style:list-style-name="L1">
      <style:paragraph-properties>
        <style:tab-stops>
          <style:tab-stop style:position="3in"/>
        </style:tab-stops>
      </style:paragraph-properties>
      <style:text-properties style:font-name="Bitstream Charter"/>
    </style:style>
    <style:style style:name="P13" style:family="paragraph" style:parent-style-name="Standard" style:list-style-name="L2">
      <style:paragraph-properties>
        <style:tab-stops>
          <style:tab-stop style:position="3in"/>
        </style:tab-stops>
      </style:paragraph-properties>
      <style:text-properties style:font-name="Bitstream Charter"/>
    </style:style>
    <style:style style:name="P14" style:family="paragraph" style:parent-style-name="Standard">
      <style:paragraph-properties>
        <style:tab-stops>
          <style:tab-stop style:position="3in"/>
        </style:tab-stops>
      </style:paragraph-properties>
      <style:text-properties style:font-name="Bitstream Charter" fo:font-style="normal" style:font-style-asian="normal" style:font-style-complex="normal"/>
    </style:style>
    <style:style style:name="P15" style:family="paragraph" style:parent-style-name="Standard" style:list-style-name="L2">
      <style:paragraph-properties>
        <style:tab-stops>
          <style:tab-stop style:position="3in"/>
        </style:tab-stops>
      </style:paragraph-properties>
      <style:text-properties style:font-name="Bitstream Charter" fo:font-style="normal" style:font-style-asian="normal" style:font-style-complex="normal"/>
    </style:style>
    <style:style style:name="P16" style:family="paragraph" style:parent-style-name="Standard">
      <style:paragraph-properties>
        <style:tab-stops>
          <style:tab-stop style:position="3in"/>
        </style:tab-stops>
      </style:paragraph-properties>
      <style:text-properties style:font-name="Bitstream Charter" fo:font-style="normal" style:text-underline-style="none" style:font-style-asian="normal" style:font-style-complex="normal"/>
    </style:style>
    <style:style style:name="P17" style:family="paragraph" style:parent-style-name="Standard">
      <style:paragraph-properties>
        <style:tab-stops/>
      </style:paragraph-properties>
      <style:text-properties style:font-name="Bitstream Charter" fo:font-style="normal" style:text-underline-style="none" style:font-style-asian="normal" style:font-style-complex="normal"/>
    </style:style>
    <style:style style:name="P18" style:family="paragraph" style:parent-style-name="Standard" style:list-style-name="L3">
      <style:paragraph-properties>
        <style:tab-stops/>
      </style:paragraph-properties>
      <style:text-properties style:font-name="Bitstream Charter" fo:font-style="normal" style:text-underline-style="none" style:font-style-asian="normal" style:font-style-complex="normal"/>
    </style:style>
    <style:style style:name="P19" style:family="paragraph" style:parent-style-name="Standard" style:list-style-name="L4">
      <style:paragraph-properties>
        <style:tab-stops/>
      </style:paragraph-properties>
      <style:text-properties style:font-name="Bitstream Charter" fo:font-style="normal" style:text-underline-style="none" style:font-style-asian="normal" style:font-style-complex="normal"/>
    </style:style>
    <style:style style:name="P20" style:family="paragraph" style:parent-style-name="Standard" style:list-style-name="L5">
      <style:paragraph-properties>
        <style:tab-stops/>
      </style:paragraph-properties>
      <style:text-properties style:font-name="Bitstream Charter" fo:font-style="normal" style:text-underline-style="none" style:font-style-asian="normal" style:font-style-complex="normal"/>
    </style:style>
    <style:style style:name="P21" style:family="paragraph" style:parent-style-name="Standard" style:list-style-name="L6">
      <style:paragraph-properties>
        <style:tab-stops/>
      </style:paragraph-properties>
      <style:text-properties style:font-name="Bitstream Charter" fo:font-style="normal" style:text-underline-style="none" style:font-style-asian="normal" style:font-style-complex="normal"/>
    </style:style>
    <style:style style:name="P22" style:family="paragraph" style:parent-style-name="Standard">
      <style:paragraph-properties>
        <style:tab-stops>
          <style:tab-stop style:position="3in"/>
        </style:tab-stops>
      </style:paragraph-properties>
      <style:text-properties style:font-name="Bitstream Charter" fo:font-style="normal" style:text-underline-style="none" fo:font-weight="normal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>
        <style:tab-stops>
          <style:tab-stop style:position="3in"/>
        </style:tab-stops>
      </style:paragraph-properties>
      <style:text-properties style:font-name="Bitstream Charter" fo:font-style="normal" style:text-underline-style="none" fo:font-weight="bold" style:font-style-asian="normal" style:font-weight-asian="bold" style:font-style-complex="normal" style:font-weight-complex="bold"/>
    </style:style>
    <style:style style:name="P24" style:family="paragraph" style:parent-style-name="Standard">
      <style:paragraph-properties>
        <style:tab-stops/>
      </style:paragraph-properties>
      <style:text-properties style:font-name="Bitstream Charter" fo:font-style="normal" style:text-underline-style="none" fo:font-weight="bold" style:font-style-asian="normal" style:font-weight-asian="bold" style:font-style-complex="normal" style:font-weight-complex="bold"/>
    </style:style>
    <style:style style:name="P25" style:family="paragraph" style:parent-style-name="Standard">
      <style:paragraph-properties>
        <style:tab-stops/>
      </style:paragraph-properties>
      <style:text-properties style:font-name="Bitstream Charter"/>
    </style:style>
    <style:style style:name="P26" style:family="paragraph" style:parent-style-name="Standard">
      <style:paragraph-properties fo:padding="0.0291in" fo:border-left="none" fo:border-right="none" fo:border-top="none" fo:border-bottom="0.0008in solid #000000" style:join-border="false">
        <style:tab-stops/>
      </style:paragraph-properties>
      <style:text-properties style:font-name="Bitstream Charter" fo:font-style="normal" style:text-underline-style="none" style:font-style-asian="normal" style:font-style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8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none" style:font-style-asian="normal" style:font-style-complex="normal"/>
    </style:style>
    <style:style style:name="T10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VEMA Development</text:p>
      <text:p text:style-name="P7">HANDOVER – CloudHub New Developer</text:p>
      <text:p text:style-name="P7">NOTES by ROBERT LYNCH</text:p>
      <text:p text:style-name="P7">June 26, 2013</text:p>
      <text:p text:style-name="P7"/>
      <text:p text:style-name="P3">PURPOSE</text:p>
      <text:p text:style-name="P3"/>
      <text:p text:style-name="P3">To effect an intellectual transfer of processes, development and implementation goals that need to be accomplished in order that the CloudHub 1.1 API is completed.</text:p>
      <text:p text:style-name="P3"/>
      <text:p text:style-name="P3">TOP DOWN SUPPORT BASE</text:p>
      <text:p text:style-name="P8"/>
      <text:p text:style-name="P3"/>
      <text:p text:style-name="P3">DEVELOPER ACCOUNT</text:p>
      <text:p text:style-name="P4">Development machine:<text:tab/>CARACAL</text:p>
      <text:p text:style-name="P4">Login: <text:tab/>RLYNCH (lower case)</text:p>
      <text:p text:style-name="P4">Password: <text:tab/>gargoyle!</text:p>
      <text:p text:style-name="P5">Running: <text:tab/>Eclipse, Tomcat, Java development environment. <text:s/></text:p>
      <text:p text:style-name="P5">Also:<text:tab/>Gimp; Open DOCS.</text:p>
      <text:p text:style-name="P9"/>
      <text:p text:style-name="P5"/>
      <text:p text:style-name="P5">STATE OF CLOUDHUB 1.1</text:p>
      <text:p text:style-name="P5"/>
      <text:p text:style-name="P5">CloudHub 1.1 has been designed to implement the “Product Requirements Document” (AKA 'PRD') that was penned in January thru March 2013. </text:p>
      <text:p text:style-name="P5"/>
      <text:p text:style-name="P5">The specific implementation requirement was that...</text:p>
      <text:p text:style-name="P5"/>
      <text:list xml:id="list1367369201" text:style-name="L1">
        <text:list-item>
          <text:p text:style-name="P12">added context views (grouping VMs by Hypervisor (1.0), by Storage (1.1), by Network (1.1) and by a combination of Resource views (directories or host-groups), Clusters and other logical associations specific to the virtual-environment.</text:p>
        </text:list-item>
        <text:list-item>
          <text:p text:style-name="P12">Support for multiple connections to different hypervisors and/or management systems.</text:p>
        </text:list-item>
        <text:list-item>
          <text:p text:style-name="P12">Datacenter view when multiple connections (and collectors) enabled</text:p>
        </text:list-item>
        <text:list-item>
          <text:p text:style-name="P12">Ability to turn OFF cloud-hub from configuration page</text:p>
        </text:list-item>
      </text:list>
      <text:p text:style-name="P5"/>
      <text:p text:style-name="P5">These boil down to:</text:p>
      <text:p text:style-name="P5"/>
      <text:list xml:id="list616853689" text:style-name="L2">
        <text:list-item>
          <text:p text:style-name="P13">Multiple collectors</text:p>
        </text:list-item>
        <text:list-item>
          <text:p text:style-name="P13">Expansion of monitored devices from simple hypervisors and vms, to networks, storage resources and potentially 'resource pools' (including clusters and compute pools)</text:p>
        </text:list-item>
        <text:list-item>
          <text:p text:style-name="P13">Invention of a technology or technique to <text:span text:style-name="T2">separate the logical clustering of monitored devices</text:span><text:span text:style-name="T6"> from the data regarding the devices. </text:span></text:p>
        </text:list-item>
        <text:list-item>
          <text:p text:style-name="P15">Enhancement of the “branding” of the data handed up to GWOS so as to be able to receive it back as a subset. <text:s/>(When 2 or more collectors are collecting parts of a large VM network, they need to be able to decide which data is “theirs”, so as to not mutually delete or modify the other collectors data)</text:p>
        </text:list-item>
      </text:list>
      <text:p text:style-name="P14"><text:soft-page-break/></text:p>
      <text:p text:style-name="P5"><text:span text:style-name="T6">To this end, many features have been added to the </text:span><text:span text:style-name="T2">CloudHub 1.0</text:span><text:span text:style-name="T6"> constellation of classes. The turn-over of the </text:span><text:span text:style-name="T2">CloudHub</text:span><text:span text:style-name="T6"> software to a new designer/consultant requires understanding of what yet needs to be done at the API/driver level in order that the whole set of goals can be realized. </text:span></text:p>
      <text:p text:style-name="P14"/>
      <text:p text:style-name="P5"><text:span text:style-name="T6">The main abstraction realized in designing </text:span><text:span text:style-name="T2">CloudHub 1.1</text:span><text:span text:style-name="T6"> was that the reference structure of a virtual-machine environment (VMENV) is a kind of tree, but one that is impure: <text:s/>there are often more than one link of dependency between VMs, HOSTs (and frankly all the rest of the monitored objects), and ... </text:span><text:span text:style-name="T7">each other</text:span><text:span text:style-name="T9"> as well as </text:span><text:span text:style-name="T7">the folders or directories of higher level clustering by each vendor's VMENV</text:span><text:span text:style-name="T9">. </text:span></text:p>
      <text:p text:style-name="P16"/>
      <text:p text:style-name="P5"><text:span text:style-name="T9">This is laid out in the high-level design document. <text:s/>(</text:span><text:span text:style-name="T3">CloudHub 1.1 scaled down.odt</text:span><text:span text:style-name="T9">)</text:span></text:p>
      <text:p text:style-name="P16"/>
      <text:p text:style-name="P16">AS OF JUNE 26, 2013 ... </text:p>
      <text:p text:style-name="P16"/>
      <text:p text:style-name="P5"><text:span text:style-name="T9">The </text:span><text:span text:style-name="T4">VemaBaseObjectTree </text:span><text:span text:style-name="T9">class has been created to hold the unified lists of objects, and their relationships to each other. <text:s/>This class replaces the </text:span><text:span text:style-name="T4">hash</text:span><text:span text:style-name="T11"> (keyed on hypervisor-name) that was returned by </text:span><text:span text:style-name="T4">getListHost</text:span><text:span text:style-name="T11">(), in version 1.0 of CloudHub. <text:s/></text:span></text:p>
      <text:p text:style-name="P22"/>
      <text:p text:style-name="P5"><text:span text:style-name="T11">TASK: <text:s text:c="2"/>rewriting </text:span><text:span text:style-name="T5">getListHost()</text:span><text:span text:style-name="T11"> so as to be a specific call into the </text:span><text:span text:style-name="T5">VemaBaseObjectTree</text:span><text:span text:style-name="T11"> tree. </text:span><text:span text:style-name="T5">This is an important implementation goal:</text:span><text:span text:style-name="T11"> it allows the existing GWOS connector to be used to TEST the newly represented data, without having to CHANGE the upper level. <text:s/>Thus it is a </text:span><text:span text:style-name="T10">development firewall</text:span><text:span text:style-name="T11"> or partition. <text:s/></text:span></text:p>
      <text:p text:style-name="P22"/>
      <text:p text:style-name="P5"><text:span text:style-name="T11">TASK: <text:s text:c="2"/>separating the original </text:span><text:span text:style-name="T5">getListHost()</text:span><text:span text:style-name="T11"> VMENV monitoring code, and moving it to </text:span><text:span text:style-name="T5">collect()</text:span><text:span text:style-name="T11"> as </text:span><text:span text:style-name="T5">collect()</text:span><text:span text:style-name="T11"> is slated to perform the actual polling-and-collation functions that were formerly imbedded in </text:span><text:span text:style-name="T5">getListHost</text:span><text:span text:style-name="T11">().</text:span></text:p>
      <text:p text:style-name="P22"/>
      <text:p text:style-name="P5"><text:span text:style-name="T11">TASK: <text:s text:c="2"/>refactoring and normalizing the </text:span><text:span text:style-name="T5">collect()</text:span><text:span text:style-name="T11"> code to use the </text:span><text:span text:style-name="T5">VemaBaseObjectTree</text:span><text:span text:style-name="T11"> hierarchy for storing all objects and their relationships – the monitoring-and-collation (polling) structures in </text:span><text:span text:style-name="T5">collect()</text:span><text:span text:style-name="T11"> and </text:span><text:span text:style-name="T5">getListHost()</text:span><text:span text:style-name="T11"> need to be stored in the new tree object. <text:s/></text:span></text:p>
      <text:p text:style-name="P22"/>
      <text:p text:style-name="P5"><text:span text:style-name="T11">TASK: <text:s text:c="2"/>implementing the </text:span><text:span text:style-name="T5">upgraded/enhanced object-type and application-type decorations</text:span><text:span text:style-name="T11"> to allow for collector-specific derivation of GWOS data (feed-down, for add/merge/delete decision matrix).</text:span></text:p>
      <text:p text:style-name="P22"/>
      <text:p text:style-name="P5"><text:span text:style-name="T11">TASK: <text:s text:c="2"/>add </text:span><text:span text:style-name="T5">collectorName</text:span><text:span text:style-name="T11"> and other multiple-collection-support fields to the configuration files. <text:s/>(may require enhancements to </text:span><text:span text:style-name="T5">paramBox</text:span><text:span text:style-name="T11">)</text:span></text:p>
      <text:p text:style-name="P22"/>
      <text:p text:style-name="P5"><text:span text:style-name="T11">TASK: <text:s text:c="2"/>add to the </text:span><text:span text:style-name="T5">configuration.JSP</text:span><text:span text:style-name="T11"> server pages <text:s/>(derivative: <text:s/>configuration needs to keep up with additional pre-run parameters)</text:span></text:p>
      <text:p text:style-name="P22"/>
      <text:p text:style-name="P5"><text:span text:style-name="T11">TASK: <text:s text:c="2"/>modify the CSS files to have better spacing. <text:s text:c="2"/>(long standing: <text:s/>the centering of the configuraion screen is </text:span><text:span text:style-name="T8">terrible</text:span><text:span text:style-name="T11"> – and the CSS files need changing. <text:s/>Or, to get the newer ones that are part of 7.0 GroundWork. <text:s text:c="2"/>SEE GLEN – he's been working a lot with the CSS files)</text:span></text:p>
      <text:p text:style-name="P22"/>
      <text:p text:style-name="P5"><text:span text:style-name="T11">TASK: <text:s text:c="2"/>extend </text:span><text:span text:style-name="T5">VemaBaseEntities()</text:span><text:span text:style-name="T11"> to include new monitored objects (resources) – the </text:span><text:span text:style-name="T5">network</text:span><text:span text:style-name="T11"> and </text:span><text:span text:style-name="T5">storage</text:span><text:span text:style-name="T11"> monitored objects have been added already.</text:span></text:p>
      <text:p text:style-name="P22"><text:soft-page-break/></text:p>
      <text:p text:style-name="P5"><text:span text:style-name="T11">TASK: <text:s text:c="2"/>complete </text:span><text:span text:style-name="T5">VemaBaseObjectTree()</text:span><text:span text:style-name="T11"> methods. <text:s/>There may be a few extras to add. <text:s/>“Add 'em as you need 'em”</text:span></text:p>
      <text:p text:style-name="P5"><text:span text:style-name="T9">TASK: <text:s text:c="2"/></text:span><text:span text:style-name="T3">VemaBaseObject</text:span><text:span text:style-name="T9"> needs to have [resources, storage and networks] integrated. <text:s/>These are not integrated yet, though the integration is straight forward. <text:s/>Very simple class.</text:span></text:p>
      <text:p text:style-name="P16"/>
      <text:p text:style-name="P5"><text:span text:style-name="T9">TASK: <text:s text:c="2"/></text:span><text:span text:style-name="T3">VemaBaseNetwork</text:span><text:span text:style-name="T11"> needs adaptation to network monitoring parameters (generic) – this is a generic upgrade: what components (metrics and config parameters) of networks need support at the BASE level?</text:span></text:p>
      <text:p text:style-name="P22"/>
      <text:p text:style-name="P5"><text:span text:style-name="T9">TASK: <text:s text:c="2"/></text:span><text:span text:style-name="T3">VemaBaseStorage</text:span><text:span text:style-name="T11"> – same as </text:span><text:span text:style-name="T5">VemaBaseNetwork</text:span><text:span text:style-name="T11">, but of course for STORAGE.</text:span></text:p>
      <text:p text:style-name="P5"><text:span text:style-name="T9">TASK: <text:s text:c="2"/></text:span><text:span text:style-name="T3">VemaBaseResource</text:span><text:span text:style-name="T11"> same as </text:span><text:span text:style-name="T5">VemaBaseNetwork</text:span><text:span text:style-name="T11">, but of course for RESOURCE. (if any!)</text:span></text:p>
      <text:p text:style-name="P5"><text:span text:style-name="T11">TASK: <text:s text:c="2"/></text:span><text:span text:style-name="T5">VemaBaseSynthetic</text:span><text:span text:style-name="T11"> may require additional synthetic metrics.</text:span></text:p>
      <text:p text:style-name="P22"/>
      <text:p text:style-name="P22"/>
      <text:p text:style-name="P23">CONFIGURATION &amp; RUNTIME MONITORING</text:p>
      <text:p text:style-name="P5"><text:span text:style-name="T11">TASK: <text:s text:c="2"/></text:span><text:span text:style-name="T3">ConfigurationSettings</text:span><text:span text:style-name="T9"> include newer/expanded list of settings</text:span></text:p>
      <text:p text:style-name="P16"/>
      <text:p text:style-name="P5"><text:span text:style-name="T9">TASK: <text:s text:c="2"/></text:span><text:span text:style-name="T3">GWOSConnectorServiceUnified()</text:span><text:span text:style-name="T9"> requires a lot of restructuring to take advantage of the ObjectTree representation model. </text:span></text:p>
      <text:p text:style-name="P16"/>
      <text:p text:style-name="P5"><text:span text:style-name="T9">TASK: <text:s text:c="2"/></text:span><text:span text:style-name="T3">MonitorAgentClient <text:s/></text:span><text:span text:style-name="T9"><text:s/>requires rework to utilize non-nested collected-data-object model</text:span></text:p>
      <text:p text:style-name="P16"/>
      <text:p text:style-name="P6"><text:span text:style-name="T9">TASK: <text:s text:c="2"/></text:span><text:span text:style-name="T3">RESTbox </text:span><text:span text:style-name="T9">- may require a few more tags for additional "collector name"</text:span></text:p>
      <text:p text:style-name="P6"><text:span text:style-name="T9">TASK: <text:s text:c="2"/></text:span><text:span text:style-name="T3">VemaBaseServlet </text:span><text:span text:style-name="T9">- will require work for the "configuration application"</text:span></text:p>
      <text:p text:style-name="P6"><text:span text:style-name="T9">TASK: <text:s text:c="2"/></text:span><text:span text:style-name="T3">ParamBox <text:s/></text:span><text:span text:style-name="T9">- should </text:span><text:span text:style-name="T10">probably be replaced </text:span><text:span text:style-name="T9">with BEAN type structure.</text:span></text:p>
      <text:p text:style-name="P6"><text:span text:style-name="T9"/></text:p>
      <text:p text:style-name="P6"><text:span text:style-name="T9">TASK: <text:s text:c="2"/></text:span><text:span text:style-name="T3">GWOS config bean</text:span><text:span text:style-name="T9">: (</text:span><text:span text:style-name="T10">big</text:span><text:span text:style-name="T11">) needs to be closely tracked and revised throughout ALL the code so that there is a </text:span><text:span text:style-name="T5">singleton</text:span><text:span text:style-name="T11"> that holds values, etc. <text:s/>Presently, there is little control over the configuration parameter beans that are created; <text:s/>this leads to “falling out of sync”.</text:span></text:p>
      <text:p text:style-name="P17"/>
      <text:p text:style-name="P24">RHEV SPECIFIC</text:p>
      <text:p text:style-name="P6"><text:span text:style-name="T9">TASK: <text:s text:c="2"/></text:span><text:span text:style-name="T3">VemaRhev </text:span><text:span text:style-name="T9">- implement collect(); - </text:span></text:p>
      <text:p text:style-name="P6"><text:span text:style-name="T9">TASK: <text:s text:c="2"/></text:span><text:span text:style-name="T3">VemaRhev </text:span><text:span text:style-name="T9">- implement new getListHost() <text:s text:c="2"/># (for transition testing)</text:span></text:p>
      <text:p text:style-name="P6"><text:span text:style-name="T9">TASK: <text:s text:c="2"/></text:span><text:span text:style-name="T3">VemaRhev </text:span><text:span text:style-name="T9">- implement setCollectionMode()</text:span></text:p>
      <text:p text:style-name="P17"/>
      <text:p text:style-name="P6"><text:span text:style-name="T9">TASK: <text:s text:c="2"/></text:span><text:span text:style-name="T3">VemaRhevHost </text:span><text:span text:style-name="T9">- implement new Synthetics() as required</text:span></text:p>
      <text:p text:style-name="P6"><text:span text:style-name="T9">TASK: <text:s text:c="2"/></text:span><text:span text:style-name="T3">VemaRhevHost </text:span><text:span text:style-name="T9">- edit and extend list of "baseline" metrics, if needed</text:span></text:p>
      <text:p text:style-name="P6"><text:span text:style-name="T9">TASK: <text:s text:c="2"/></text:span><text:span text:style-name="T3">VemaRhevVM </text:span><text:span text:style-name="T9">- implement new Synthetics() as required</text:span></text:p>
      <text:p text:style-name="P6"><text:span text:style-name="T9">TASK: <text:s text:c="2"/></text:span><text:span text:style-name="T3">VemaRhevVM </text:span><text:span text:style-name="T9">- edit and extend list of "baseline" metrics, if needed</text:span></text:p>
      <text:p text:style-name="P17"/>
      <text:p text:style-name="P6"><text:span text:style-name="T9">TASK: <text:s text:c="2"/></text:span><text:span text:style-name="T3">VemaRhevNetwork </text:span><text:span text:style-name="T9">- implement metrics, etc.</text:span></text:p>
      <text:p text:style-name="P6"><text:span text:style-name="T9">TASK: <text:s text:c="2"/></text:span><text:span text:style-name="T3">VemaRhevResource </text:span><text:span text:style-name="T9">- implement metrics, etc.</text:span></text:p>
      <text:p text:style-name="P6"><text:span text:style-name="T9">TASK: <text:s text:c="2"/></text:span><text:span text:style-name="T3">VemaRhevStorage </text:span><text:span text:style-name="T9">- implement metrics, etc.</text:span></text:p>
      <text:p text:style-name="P6"/>
      <text:p text:style-name="P6"><text:span text:style-name="T9">TASK: <text:s text:c="2"/></text:span><text:span text:style-name="T3">VemaRhevMulti </text:span><text:span text:style-name="T9">- (CloudHub 1.2 - collecting multiple hosts per collector)</text:span></text:p>
      <text:p text:style-name="P17"><text:soft-page-break/></text:p>
      <text:p text:style-name="P24">VMWARE SPECIFIC</text:p>
      <text:p text:style-name="P6"><text:span text:style-name="T9">TASK: <text:s text:c="2"/></text:span><text:span text:style-name="T3">VemaVMware </text:span><text:span text:style-name="T9">- implement collect();</text:span></text:p>
      <text:p text:style-name="P6"><text:span text:style-name="T9">TASK: <text:s text:c="2"/></text:span><text:span text:style-name="T3">VemaVMware </text:span><text:span text:style-name="T9">- implement new getListHost() <text:s text:c="2"/># (for transition testing)</text:span></text:p>
      <text:p text:style-name="P6"><text:span text:style-name="T9">TASK: <text:s text:c="2"/></text:span><text:span text:style-name="T3">VemaVMware </text:span><text:span text:style-name="T9">- implement setCollectionMode()</text:span></text:p>
      <text:p text:style-name="P17"/>
      <text:p text:style-name="P6"><text:span text:style-name="T9">TASK: <text:s text:c="2"/></text:span><text:span text:style-name="T3">VemaVMwareHost </text:span><text:span text:style-name="T9">- implement new Synthetics() as required</text:span></text:p>
      <text:p text:style-name="P6"><text:span text:style-name="T9">TASK: <text:s text:c="2"/></text:span><text:span text:style-name="T3">VemaVMwareHost </text:span><text:span text:style-name="T9">- edit and extend list of "baseline" metrics, if needed</text:span></text:p>
      <text:p text:style-name="P6"><text:span text:style-name="T9">TASK: <text:s text:c="2"/></text:span><text:span text:style-name="T3">VemaVMwareVM </text:span><text:span text:style-name="T9">- implement new Synthetics() as required</text:span></text:p>
      <text:p text:style-name="P6"><text:span text:style-name="T9">TASK: <text:s text:c="2"/></text:span><text:span text:style-name="T3">VemaVMwareVM</text:span><text:span text:style-name="T9"> - edit and extend list of "baseline" metrics, if needed </text:span></text:p>
      <text:p text:style-name="P24"/>
      <text:p text:style-name="P6"><text:span text:style-name="T9">TASK: <text:s text:c="2"/></text:span><text:span text:style-name="T3">VemaVMwareNetwork </text:span><text:span text:style-name="T9">- (see above - VemaVMwareHost and VemaVMwareVM)</text:span></text:p>
      <text:p text:style-name="P6"><text:span text:style-name="T9">TASK: <text:s text:c="2"/></text:span><text:span text:style-name="T3">VemaVMwareResource</text:span><text:span text:style-name="T9"> - (see above - VemaVMwareHost and VemaVMwareVM)</text:span></text:p>
      <text:p text:style-name="P6"><text:span text:style-name="T9">TASK: <text:s text:c="2"/></text:span><text:span text:style-name="T3">VemaVMwareStorage </text:span><text:span text:style-name="T9">- (see above - VemaVMwareHost and VemaVMwareVM)</text:span></text:p>
      <text:p text:style-name="P17"/>
      <text:p text:style-name="P6"><text:span text:style-name="T9">TASK: <text:s text:c="2"/></text:span><text:span text:style-name="T3">VemaVMwareMulti </text:span><text:span text:style-name="T9">- (CloudHub 1.2 - collecting multiple hosts per collector)</text:span></text:p>
      <text:p text:style-name="P17"/>
      <text:p text:style-name="P26"/>
      <text:p text:style-name="P17"/>
      <text:p text:style-name="P17">MAINTENANCE STAGE:</text:p>
      <text:p text:style-name="P17"/>
      <text:list xml:id="list1868103824" text:style-name="L6">
        <text:list-item>
          <text:p text:style-name="P21">(empty)</text:p>
        </text:list-item>
      </text:list>
      <text:p text:style-name="P17"/>
      <text:p text:style-name="P17">PROPOSED DEVELOPMENT STAGE 1: <text:s/></text:p>
      <text:p text:style-name="P17"/>
      <text:list xml:id="list1959931305" text:style-name="L3">
        <text:list-item>
          <text:p text:style-name="P18">Implement TRACE code for the VemaBaseObjectTree class.</text:p>
        </text:list-item>
        <text:list-item>
          <text:p text:style-name="P18">Implement the .collect() method, driving objects into the <text:span text:style-name="T2">VemaBaseObjectTree</text:span>. </text:p>
        </text:list-item>
        <text:list-item>
          <text:p text:style-name="P18">Implement .getListHost() method <text:span text:style-name="T1">on tree</text:span> to return objects in nested fashion. </text:p>
        </text:list-item>
        <text:list-item>
          <text:p text:style-name="P18">Confirm that the upper communications levels – as at present – continue to pass information of both configuration, metrics and events to GWOS. </text:p>
        </text:list-item>
      </text:list>
      <text:p text:style-name="P17"/>
      <text:p text:style-name="P17">PROPOSED DEVELOPMENT STAGE 2:</text:p>
      <text:p text:style-name="P17"/>
      <text:list xml:id="list431418527" text:style-name="L4">
        <text:list-item>
          <text:p text:style-name="P19">enhancement of .collect() method – VMware – to obtain <text:span text:style-name="T2">network, disk, resource</text:span> information. <text:s/>Should just “fit into the tree”</text:p>
        </text:list-item>
        <text:list-item>
          <text:p text:style-name="P19">debug where it goes wrong. </text:p>
        </text:list-item>
      </text:list>
      <text:p text:style-name="P17"/>
      <text:p text:style-name="P17">PROPOSED DEVELOPMENT STAGE 3:</text:p>
      <text:p text:style-name="P17"/>
      <text:list xml:id="list1420257593" text:style-name="L5">
        <text:list-item>
          <text:p text:style-name="P20">same as STAGE 2, except RHEV implementation</text:p>
        </text:list-item>
      </text:list>
      <text:p text:style-name="P17"/>
      <text:p text:style-name="P17">INDEPENDENT DEVELOPMENT STAGE “Configuration App”</text:p>
      <text:p text:style-name="P17">INDEPENDENT DEVELOPMENT STAGE “REST-API communication”</text:p>
      <text:p text:style-name="P17">INDEPENDNET DEVELOPMENT STAGE “Testing/Validation of various installations”</text:p>
      <text:p text:style-name="P3"/>
      <text:p text:style-name="P3"/>
      <text:p text:style-name="P11">ECLIPSE ENVIRONMENT</text:p>
      <text:p text:style-name="P3"/>
      <text:p text:style-name="P3">vema</text:p>
      <text:p text:style-name="P3"><text:tab/>common/src</text:p>
      <text:p text:style-name="P3"><text:tab/><text:tab/>com.groundwork.agents.vema.api</text:p>
      <text:p text:style-name="P3"><text:tab/><text:tab/><text:tab/>GWOSEntity.java</text:p>
      <text:p text:style-name="P3"><text:tab/><text:tab/><text:tab/><text:tab/>Packages messages to transmit to GWOS server.</text:p>
      <text:p text:style-name="P3"><text:tab/><text:tab/><text:tab/><text:tab/>Includes code to generate XML, and to complete XML sections</text:p>
      <text:p text:style-name="P3"/>
      <text:p text:style-name="P3"><text:tab/><text:tab/><text:tab/>Vema.java</text:p>
      <text:p text:style-name="P3"><text:tab/><text:tab/><text:tab/><text:tab/>Interface to the VEMA API</text:p>
      <text:p text:style-name="P3"/>
      <text:p text:style-name="P3"><text:tab/><text:tab/><text:tab/>VemaConstants.java</text:p>
      <text:p text:style-name="P3"><text:tab/><text:tab/><text:tab/><text:tab/>Constants are throughout the VEMA API code. </text:p>
      <text:p text:style-name="P3"/>
      <text:p text:style-name="P3"><text:tab/><text:tab/><text:tab/>VemaMulti.java</text:p>
      <text:p text:style-name="P3"><text:tab/><text:tab/><text:tab/><text:tab/>Construct to allow for multiple-host-per-collector operation</text:p>
      <text:p text:style-name="P3"/>
      <text:p text:style-name="P3"/>
      <text:p text:style-name="P11"><text:tab/><text:tab/>com.groundwork.agents.vema.base</text:p>
      <text:p text:style-name="P3"><text:tab/><text:tab/><text:tab/>VemaBaseEntities.java</text:p>
      <text:p text:style-name="P3"><text:tab/><text:tab/><text:tab/><text:tab/>Class of hashes keyed on entity-name of </text:p>
      <text:p text:style-name="P3"><text:tab/><text:tab/><text:tab/><text:tab/>- Hosts</text:p>
      <text:p text:style-name="P3"><text:tab/><text:tab/><text:tab/><text:tab/>- VMs</text:p>
      <text:p text:style-name="P3"><text:tab/><text:tab/><text:tab/><text:tab/>- Storage</text:p>
      <text:p text:style-name="P3"><text:tab/><text:tab/><text:tab/><text:tab/>- Networks</text:p>
      <text:p text:style-name="P3">EXTENSION:<text:tab/><text:tab/><text:tab/>- Resources</text:p>
      <text:p text:style-name="P3"/>
      <text:p text:style-name="P3"><text:tab/><text:tab/><text:tab/>VemaBaseGroup.java</text:p>
      <text:p text:style-name="P3"><text:tab/><text:tab/><text:tab/><text:tab/>Encapsulated hash keyed on object-names of all data-gathered objects</text:p>
      <text:p text:style-name="P3"/>
      <text:p text:style-name="P3"><text:tab/><text:tab/><text:tab/>VemaBaseObjectTree.java</text:p>
      <text:p text:style-name="P3"><text:tab/><text:tab/><text:tab/><text:tab/>The "reverse indexed" list of polled entites</text:p>
      <text:p text:style-name="P3"><text:tab/><text:tab/><text:tab/><text:tab/>This is equivalent to the directory-structure of devices</text:p>
      <text:p text:style-name="P3">COMPLETION:<text:tab/><text:tab/><text:tab/>- needs implementation; <text:s/></text:p>
      <text:p text:style-name="P3">COMPLETION:<text:tab/><text:tab/><text:tab/>load with data as gathered; </text:p>
      <text:p text:style-name="P3">COMPLETION:<text:tab/><text:tab/><text:tab/>ensure various views work.</text:p>
      <text:p text:style-name="P3"/>
      <text:p text:style-name="P3"/>
      <text:p text:style-name="P3"><text:tab/><text:tab/><text:tab/>VemaBaseObject.java</text:p>
      <text:p text:style-name="P3"><text:tab/><text:tab/><text:tab/><text:tab/>The unified "collected object". <text:s/></text:p>
      <text:p text:style-name="P3">EXTENSION:<text:tab/><text:tab/><text:tab/>- integrate Resources</text:p>
      <text:p text:style-name="P3">EXTENSION:<text:tab/><text:tab/><text:tab/>- integrate Storage</text:p>
      <text:p text:style-name="P3">EXTENSION:<text:tab/><text:tab/><text:tab/>- integrate Networks</text:p>
      <text:p text:style-name="P3"/>
      <text:p text:style-name="P3"/>
      <text:p text:style-name="P11"><text:tab/><text:tab/>VemaBaseObject - specifics...</text:p>
      <text:p text:style-name="P3"><text:tab/><text:tab/>|<text:tab/>VemaBaseHost.java</text:p>
      <text:p text:style-name="P3"><text:tab/><text:tab/>|<text:tab/><text:tab/>baseline HOST (hypervisor) object; merge methods;</text:p>
      <text:p text:style-name="P3"><text:tab/><text:tab/>|<text:tab/><text:tab/>(--complete--)</text:p>
      <text:p text:style-name="P3"><text:tab/><text:tab/>|</text:p>
      <text:p text:style-name="P3"><text:tab/><text:tab/>|<text:tab/>VemaBaseNetwork.java</text:p>
      <text:p text:style-name="P3"><text:tab/><text:tab/>|<text:tab/><text:tab/>baseline NETWORK object; merge methods;</text:p>
      <text:p text:style-name="P3">EXTENSION:<text:tab/>|<text:tab/><text:tab/>(incomplete - needs specific adaptation to networks)</text:p>
      <text:p text:style-name="P3"><text:tab/><text:tab/>|</text:p>
      <text:p text:style-name="P3"><text:tab/><text:tab/>|<text:tab/>VemaBaseResource.java</text:p>
      <text:p text:style-name="P3"><text:tab/><text:tab/>|<text:tab/><text:tab/>baseline RESOURCE object; merge methods;</text:p>
      <text:p text:style-name="P3">EXTENSION:<text:tab/>|<text:tab/><text:tab/>(incomplete - needs adaptation to generic resource pools)</text:p>
      <text:p text:style-name="P3"><text:tab/><text:tab/>|</text:p>
      <text:p text:style-name="P3"><text:tab/><text:tab/>|<text:tab/>VemaBaseStorage.java</text:p>
      <text:p text:style-name="P3"><text:tab/><text:tab/>|<text:tab/><text:tab/>baseline STORAGE object; merge methods;</text:p>
      <text:p text:style-name="P3">EXTENSION:<text:tab/>|<text:tab/><text:tab/>(incomplete - needs adaptation to generic storage systems)</text:p>
      <text:p text:style-name="P3"><text:tab/><text:tab/>|</text:p>
      <text:p text:style-name="P3"><text:tab/><text:tab/>|<text:tab/>VemaBaseVM.java</text:p>
      <text:p text:style-name="P3"><text:tab/><text:tab/>|<text:tab/><text:tab/>baseline NETWORK object; merge methods;</text:p>
      <text:p text:style-name="P3"><text:tab/><text:tab/>|<text:tab/><text:tab/>(--complete--)</text:p>
      <text:p text:style-name="P3"/>
      <text:p text:style-name="P3"/>
      <text:p text:style-name="P3"><text:tab/><text:tab/><text:tab/>VemaBaseMetric.java</text:p>
      <text:p text:style-name="P3"><text:tab/><text:tab/><text:tab/><text:tab/>keep metrics, determine changes of state</text:p>
      <text:p text:style-name="P3"><text:tab/><text:tab/><text:tab/><text:tab/>(--complete--)</text:p>
      <text:p text:style-name="P3"/>
      <text:p text:style-name="P3"><text:tab/><text:tab/><text:tab/>VemaBaseQuery.java</text:p>
      <text:p text:style-name="P3"><text:tab/><text:tab/><text:tab/><text:tab/>keep query data - guiding how VMware queries are composed</text:p>
      <text:p text:style-name="P3"><text:tab/><text:tab/><text:tab/><text:tab/>(--complete--)</text:p>
      <text:p text:style-name="P3"/>
      <text:p text:style-name="P3"><text:tab/><text:tab/><text:tab/>VemaBaseState.java</text:p>
      <text:p text:style-name="P3"><text:tab/><text:tab/><text:tab/><text:tab/>very high level directors of monitoring-state and run-state</text:p>
      <text:p text:style-name="P3"><text:tab/><text:tab/><text:tab/><text:tab/>(--complete--)</text:p>
      <text:p text:style-name="P3"/>
      <text:p text:style-name="P3"><text:tab/><text:tab/><text:tab/>VemaBaseSynthetic.java</text:p>
      <text:p text:style-name="P3"><text:tab/><text:tab/><text:tab/><text:tab/>class to package "synthetic metric processing"</text:p>
      <text:p text:style-name="P3">EXTENSION:<text:tab/><text:tab/><text:tab/>(complete, but may require additional synthetics to be made)</text:p>
      <text:p text:style-name="P3"/>
      <text:p text:style-name="P3"><text:tab/><text:tab/><text:tab/>VemaBaseTimer.java</text:p>
      <text:p text:style-name="P3"><text:tab/><text:tab/><text:tab/><text:tab/>a simple universal timer with ISR-like functionlity</text:p>
      <text:p text:style-name="P3"><text:tab/><text:tab/><text:tab/><text:tab/>(--complete--)</text:p>
      <text:p text:style-name="P3"/>
      <text:p text:style-name="P3"><text:tab/><text:tab/></text:p>
      <text:p text:style-name="P11">com.groundwork.agents.vema.collector.impl</text:p>
      <text:p text:style-name="P3"><text:tab/><text:tab/><text:tab/>MonitorAgentCollector.java</text:p>
      <text:p text:style-name="P3"><text:tab/><text:tab/><text:tab/><text:tab/>interface defining what MonitorAgentCollectorService does</text:p>
      <text:p text:style-name="P3"><text:tab/><text:tab/><text:tab/><text:tab/></text:p>
      <text:p text:style-name="P3"><text:tab/><text:tab/><text:tab/>MonitorAgentCollectorService.java</text:p>
      <text:p text:style-name="P3"><text:tab/><text:tab/><text:tab/><text:tab/>creates thread(s) for monitoring</text:p>
      <text:p text:style-name="P3"/>
      <text:p text:style-name="P3"><text:tab/><text:tab/><text:tab/>MonitorAgentScheduler.java</text:p>
      <text:p text:style-name="P3"><text:tab/><text:tab/><text:tab/><text:tab/>polls for data; schedules send-to-GWOS</text:p>
      <text:p text:style-name="P3"/>
      <text:p text:style-name="P3"><text:tab/><text:tab/>com.groundwork.agents.vema.configuration</text:p>
      <text:p text:style-name="P3"><text:tab/><text:tab/><text:tab/>ConfigurationSettings.java</text:p>
      <text:p text:style-name="P3"><text:tab/><text:tab/><text:tab/><text:tab/>Keeps settings from MONITORING PROFILE</text:p>
      <text:p text:style-name="P3"/>
      <text:p text:style-name="P3"><text:tab/><text:tab/><text:tab/>MonitorAgentConfigXMLToBean.java</text:p>
      <text:p text:style-name="P3"><text:tab/><text:tab/><text:tab/><text:tab/>Reads configuration XML into "bean" structure</text:p>
      <text:p text:style-name="P3"/>
      <text:p text:style-name="P3"><text:tab/><text:tab/><text:tab/>VEMAGwosConfiguration.java</text:p>
      <text:p text:style-name="P3"><text:tab/><text:tab/><text:tab/><text:tab/>The "bean" of configuration re: server access, GWOS, polled VServer</text:p>
      <text:p text:style-name="P3"/>
      <text:p text:style-name="P3"><text:tab/><text:tab/><text:tab/>VEMAMonitoringProfile.java</text:p>
      <text:p text:style-name="P3"><text:tab/><text:tab/><text:tab/><text:tab/>The "bean" with the MONITORING PROFILE read-in information</text:p>
      <text:p text:style-name="P3"/>
      <text:p text:style-name="P3"><text:tab/><text:tab/>com.groundwork.agents.vema.exception</text:p>
      <text:p text:style-name="P3"><text:tab/><text:tab/><text:tab/>VEMAConfigurationException</text:p>
      <text:p text:style-name="P3"><text:tab/><text:tab/><text:tab/><text:tab/>Generic exception methods. <text:s/>Not very sophisticated.</text:p>
      <text:p text:style-name="P3"/>
      <text:p text:style-name="P3"><text:tab/><text:tab/><text:tab/>VEMAException</text:p>
      <text:p text:style-name="P3"><text:tab/><text:tab/><text:tab/><text:tab/>Generic exception methods. <text:s/>Not very sophisticated.</text:p>
      <text:p text:style-name="P3"/>
      <text:p text:style-name="P3"/>
      <text:p text:style-name="P11"><text:tab/><text:tab/>com.groundwork.agents.vema.gwos</text:p>
      <text:p text:style-name="P3"><text:tab/><text:tab/><text:tab/>EntityAttribute</text:p>
      <text:p text:style-name="P3"><text:tab/><text:tab/><text:tab/><text:tab/>paired {key, value} class</text:p>
      <text:p text:style-name="P3"/>
      <text:p text:style-name="P3"><text:tab/><text:tab/><text:tab/>GWOSConnectorServiceUnified</text:p>
      <text:p text:style-name="P3"><text:tab/><text:tab/><text:tab/><text:tab/>HUGE class. <text:s/>In charge of most of the FUNCTIONALITY</text:p>
      <text:p text:style-name="P3"><text:tab/><text:tab/><text:tab/><text:tab/>that is passed up to GWOS. <text:s/>Complex. <text:s/>Easy to break. </text:p>
      <text:p text:style-name="P3"/>
      <text:p text:style-name="P3">EXTENSION:<text:tab/><text:tab/><text:tab/>- REQUIRES a lot of work to make complete.</text:p>
      <text:p text:style-name="P3"/>
      <text:p text:style-name="P3"><text:tab/><text:tab/><text:tab/>GWOSHostGroup</text:p>
      <text:p text:style-name="P3"><text:tab/><text:tab/><text:tab/><text:tab/>creates XML messages to send HOSTGROUP information to GWOS</text:p>
      <text:p text:style-name="P3"/>
      <text:p text:style-name="P3"><text:tab/><text:tab/><text:tab/>GWOSLogMessage</text:p>
      <text:p text:style-name="P3"><text:tab/><text:tab/><text:tab/><text:tab/>creates XML messags to send log-messages to GWOS</text:p>
      <text:p text:style-name="P3"/>
      <text:p text:style-name="P3"><text:tab/><text:tab/><text:tab/>GWOSService</text:p>
      <text:p text:style-name="P3"><text:tab/><text:tab/><text:tab/><text:tab/>extend GWOSEntity to include host names, service descriptions</text:p>
      <text:p text:style-name="P3"><text:tab/><text:tab/><text:tab/><text:tab/>status of last changes, etc.</text:p>
      <text:p text:style-name="P3"/>
      <text:p text:style-name="P3"><text:tab/><text:tab/>com.groundwork.agents.vema.monitorAgent</text:p>
      <text:p text:style-name="P3"><text:tab/><text:tab/><text:tab/>MonitorAgentClient</text:p>
      <text:p text:style-name="P3"><text:tab/><text:tab/><text:tab/><text:tab/>COMPLEX CLASS - packages syncing of data to GWOS</text:p>
      <text:p text:style-name="P3"><text:tab/><text:tab/><text:tab/><text:tab/>easy to break, hard to fix.</text:p>
      <text:p text:style-name="P3"/>
      <text:p text:style-name="P3">EXTENSION:<text:tab/><text:tab/><text:tab/>- requires rework to utilize non-nested collected-data-object model.</text:p>
      <text:p text:style-name="P3"/>
      <text:p text:style-name="P3"/>
      <text:p text:style-name="P11"><text:tab/><text:tab/>com.groundwork.agents.vema.rest</text:p>
      <text:p text:style-name="P3"><text:tab/><text:tab/><text:tab/>RESTbox</text:p>
      <text:p text:style-name="P3"><text:tab/><text:tab/><text:tab/><text:tab/>encapsulates technology necessary to poll data from RHEV;</text:p>
      <text:p text:style-name="P3"><text:tab/><text:tab/><text:tab/><text:tab/>is generic though, and can be used for just about any</text:p>
      <text:p text:style-name="P3"><text:tab/><text:tab/><text:tab/><text:tab/>REST service;</text:p>
      <text:p text:style-name="Standard"><text:tab/><text:tab/><text:tab/>VemaBaseServlet</text:p>
      <text:p text:style-name="Standard"><text:tab/><text:tab/><text:tab/><text:tab/>encapsulates the SERVLET communications fundamentals.</text:p>
      <text:p text:style-name="Standard"><text:tab/><text:tab/><text:tab/><text:tab/>communications to GWOS services.</text:p>
      <text:p text:style-name="Standard">EXTENSION:<text:tab/><text:tab/><text:tab/>- will require work for the "configuration application"</text:p>
      <text:p text:style-name="Standard"><text:tab/><text:tab/><text:tab/>ParamBox</text:p>
      <text:p text:style-name="Standard"><text:tab/><text:tab/><text:tab/><text:tab/>3-tier data structure like "bean", but all-in-one, instead </text:p>
      <text:p text:style-name="Standard"><text:tab/><text:tab/><text:tab/><text:tab/>of with nested classes. <text:s/>Makes much more compact setup</text:p>
      <text:p text:style-name="Standard"><text:tab/><text:tab/><text:tab/><text:tab/>and use code.</text:p>
      <text:p text:style-name="Standard">DEPRECATION:<text:tab/><text:tab/><text:tab/>- should probably be replaced with BEAN type structure.</text:p>
      <text:p text:style-name="Standard"/>
      <text:p text:style-name="P10"><text:tab/>virtual-environments/rhev/src</text:p>
      <text:p text:style-name="Standard"><text:tab/><text:tab/>com.groundwork.agents.vema.rhev.connector</text:p>
      <text:p text:style-name="Standard"><text:tab/><text:tab/><text:tab/>VemaRhev</text:p>
      <text:p text:style-name="Standard"><text:tab/><text:tab/><text:tab/><text:tab/>CRITICAL / HUGE CLASS</text:p>
      <text:p text:style-name="Standard"><text:tab/><text:tab/><text:tab/><text:tab/>Is the entire "collector" for RHEV polled object data. </text:p>
      <text:p text:style-name="Standard">EXTENSION:<text:tab/><text:tab/><text:tab/>implement collect();</text:p>
      <text:p text:style-name="Standard">EXTENSION:<text:tab/><text:tab/><text:tab/>implement new getListHost() <text:s text:c="2"/># (for transition testing)</text:p>
      <text:p text:style-name="Standard">EXTENSION:<text:tab/><text:tab/><text:tab/>implement setCollectionMode()</text:p>
      <text:p text:style-name="Standard"/>
      <text:p text:style-name="Standard"><text:tab/><text:tab/><text:tab/>VemaRhevHost</text:p>
      <text:p text:style-name="Standard"><text:tab/><text:tab/><text:tab/><text:tab/>CRITICAL</text:p>
      <text:p text:style-name="Standard"><text:tab/><text:tab/><text:tab/><text:tab/>Contains list of all metrics for HOSTS (hypervisors)</text:p>
      <text:p text:style-name="Standard"><text:tab/><text:tab/><text:tab/><text:tab/>Contains definitions of Synthetic metrics</text:p>
      <text:p text:style-name="Standard">EXTENSION:<text:tab/><text:tab/><text:tab/>implement new Synthetics() as required</text:p>
      <text:p text:style-name="Standard">EXTENSION:<text:tab/><text:tab/><text:tab/>edit and extend list of "baseline" metrics, if needed</text:p>
      <text:p text:style-name="Standard"/>
      <text:p text:style-name="Standard"><text:tab/><text:tab/><text:tab/>VemaRhevMulti</text:p>
      <text:p text:style-name="Standard"><text:tab/><text:tab/><text:tab/><text:tab/>MULTIPLE-HOST polling module.</text:p>
      <text:p text:style-name="Standard">EXTENSION:<text:tab/><text:tab/><text:tab/>(CloudHub 1.2 - collecting multiple hosts per collector)</text:p>
      <text:p text:style-name="Standard"/>
      <text:p text:style-name="Standard"><text:tab/><text:tab/><text:tab/>VemaRhevVM</text:p>
      <text:p text:style-name="Standard"><text:tab/><text:tab/><text:tab/><text:tab/>CRITICAL</text:p>
      <text:p text:style-name="Standard"><text:tab/><text:tab/><text:tab/><text:tab/>Contains lists of metrics for VMs (virtual machines)</text:p>
      <text:p text:style-name="Standard"><text:tab/><text:tab/><text:tab/><text:tab/>Contains definitions of their synthetic metrics</text:p>
      <text:p text:style-name="Standard">EXTENSION:<text:tab/><text:tab/><text:tab/>implement new Synthetics() as required</text:p>
      <text:p text:style-name="Standard">EXTENSION:<text:tab/><text:tab/><text:tab/>edit and extend list of "baseline" metrics, if needed</text:p>
      <text:p text:style-name="Standard"/>
      <text:p text:style-name="Standard">CREATION:<text:tab/><text:tab/>VemaRhevNetwork</text:p>
      <text:p text:style-name="Standard"><text:tab/><text:tab/><text:tab/><text:tab/>CRITICAL</text:p>
      <text:p text:style-name="Standard"><text:tab/><text:tab/><text:tab/><text:tab/>Similar to [Host, VM], implement metrics for these entities</text:p>
      <text:p text:style-name="Standard">EXTENSION:<text:tab/><text:tab/><text:tab/>(see above - VemaRhevHost and VemaRhevVM)</text:p>
      <text:p text:style-name="Standard"/>
      <text:p text:style-name="Standard">CREATION:<text:tab/><text:tab/>VemaRhevResource</text:p>
      <text:p text:style-name="Standard"><text:tab/><text:tab/><text:tab/><text:tab/>CRITICAL</text:p>
      <text:p text:style-name="Standard"><text:tab/><text:tab/><text:tab/><text:tab/>Similar to [Host, VM], implement metrics for these entities</text:p>
      <text:p text:style-name="Standard">EXTENSION:<text:tab/><text:tab/><text:tab/>(see above - VemaRhevHost and VemaRhevVM)</text:p>
      <text:p text:style-name="Standard"/>
      <text:p text:style-name="Standard">CREATION:<text:tab/><text:tab/>VemaRhevStorage</text:p>
      <text:p text:style-name="Standard"><text:soft-page-break/><text:tab/><text:tab/><text:tab/><text:tab/>CRITICAL</text:p>
      <text:p text:style-name="Standard"><text:tab/><text:tab/><text:tab/><text:tab/>Similar to [Host, VM], implement metrics for these entities</text:p>
      <text:p text:style-name="Standard">EXTENSION:<text:tab/><text:tab/><text:tab/>(see above - VemaRhevHost and VemaRhevVM)</text:p>
      <text:p text:style-name="Standard"/>
      <text:p text:style-name="Standard"><text:tab/><text:tab/>com.groundwork.agents.vema.rhev.restapi</text:p>
      <text:p text:style-name="Standard"><text:tab/><text:tab/><text:tab/>{a lot}</text:p>
      <text:p text:style-name="Standard"><text:tab/><text:tab/><text:tab/>These are the derived classes for the RHEV REST API</text:p>
      <text:p text:style-name="Standard"/>
      <text:p text:style-name="Standard"><text:tab/><text:tab/>com.groundwork.agents.vema.rhev.servlet</text:p>
      <text:p text:style-name="Standard"><text:tab/><text:tab/><text:tab/>VemaRhevServlet</text:p>
      <text:p text:style-name="Standard"><text:tab/><text:tab/><text:tab/><text:tab/>the actual RHEV configuration servlet</text:p>
      <text:p text:style-name="Standard"/>
      <text:p text:style-name="Standard"/>
      <text:p text:style-name="P10"><text:tab/>virtual-environments/vmware/src</text:p>
      <text:p text:style-name="Standard"><text:tab/><text:tab/>com.groundwork.agents.vema.vmware.connector</text:p>
      <text:p text:style-name="Standard"><text:tab/><text:tab/><text:tab/>VemaVMware</text:p>
      <text:p text:style-name="Standard"><text:tab/><text:tab/><text:tab/><text:tab/>CRITICAL / HUGE CLASS</text:p>
      <text:p text:style-name="Standard"><text:tab/><text:tab/><text:tab/><text:tab/>Is the entire "collector" for VMWARE polled object data. </text:p>
      <text:p text:style-name="Standard">EXTENSION:<text:tab/><text:tab/><text:tab/>implement collect();</text:p>
      <text:p text:style-name="Standard">EXTENSION:<text:tab/><text:tab/><text:tab/>implement new getListHost() <text:s text:c="2"/># (for transition testing)</text:p>
      <text:p text:style-name="Standard">EXTENSION:<text:tab/><text:tab/><text:tab/>implement setCollectionMode()</text:p>
      <text:p text:style-name="Standard"/>
      <text:p text:style-name="Standard"><text:tab/><text:tab/><text:tab/>VemaVMwareHost</text:p>
      <text:p text:style-name="Standard"><text:tab/><text:tab/><text:tab/><text:tab/>CRITICAL</text:p>
      <text:p text:style-name="Standard"><text:tab/><text:tab/><text:tab/><text:tab/>Contains list of all metrics for HOSTS (hypervisors)</text:p>
      <text:p text:style-name="Standard"><text:tab/><text:tab/><text:tab/><text:tab/>Contains definitions of Synthetic metrics</text:p>
      <text:p text:style-name="Standard">EXTENSION:<text:tab/><text:tab/><text:tab/>implement new Synthetics() as required</text:p>
      <text:p text:style-name="Standard">EXTENSION:<text:tab/><text:tab/><text:tab/>edit and extend list of "baseline" metrics, if needed</text:p>
      <text:p text:style-name="Standard"/>
      <text:p text:style-name="Standard"><text:tab/><text:tab/><text:tab/>VemaVMwareMulti</text:p>
      <text:p text:style-name="Standard"><text:tab/><text:tab/><text:tab/><text:tab/>MULTIPLE-HOST polling module.</text:p>
      <text:p text:style-name="Standard">EXTENSION:<text:tab/><text:tab/><text:tab/>(CloudHub 1.2 - collecting multiple hosts per collector)</text:p>
      <text:p text:style-name="Standard"/>
      <text:p text:style-name="Standard"><text:tab/><text:tab/><text:tab/>VemaVMwareVM</text:p>
      <text:p text:style-name="Standard"><text:tab/><text:tab/><text:tab/><text:tab/>CRITICAL</text:p>
      <text:p text:style-name="Standard"><text:tab/><text:tab/><text:tab/><text:tab/>Contains lists of metrics for VMs (virtual machines)</text:p>
      <text:p text:style-name="Standard"><text:tab/><text:tab/><text:tab/><text:tab/>Contains definitions of their synthetic metrics</text:p>
      <text:p text:style-name="Standard">EXTENSION:<text:tab/><text:tab/><text:tab/>implement new Synthetics() as required</text:p>
      <text:p text:style-name="Standard">EXTENSION:<text:tab/><text:tab/><text:tab/>edit and extend list of "baseline" metrics, if needed</text:p>
      <text:p text:style-name="Standard"/>
      <text:p text:style-name="Standard">CREATION:<text:tab/><text:tab/>VemaVMwareNetwork</text:p>
      <text:p text:style-name="Standard"><text:tab/><text:tab/><text:tab/><text:tab/>CRITICAL</text:p>
      <text:p text:style-name="Standard"><text:tab/><text:tab/><text:tab/><text:tab/>Similar to [Host, VM], implement metrics for these entities</text:p>
      <text:p text:style-name="Standard">EXTENSION:<text:tab/><text:tab/><text:tab/>(see above - VemaVMwareHost and VemaVMwareVM)</text:p>
      <text:p text:style-name="Standard"/>
      <text:p text:style-name="Standard">CREATION:<text:tab/><text:tab/>VemaVMwareResource</text:p>
      <text:p text:style-name="Standard"><text:tab/><text:tab/><text:tab/><text:tab/>CRITICAL</text:p>
      <text:p text:style-name="Standard"><text:tab/><text:tab/><text:tab/><text:tab/>Similar to [Host, VM], implement metrics for these entities</text:p>
      <text:p text:style-name="Standard">EXTENSION:<text:tab/><text:tab/><text:tab/>(see above - VemaVMwareHost and VemaVMwareVM)</text:p>
      <text:p text:style-name="Standard"/>
      <text:p text:style-name="Standard">CREATION:<text:tab/><text:tab/>VemaVMwareStorage</text:p>
      <text:p text:style-name="Standard"><text:soft-page-break/><text:tab/><text:tab/><text:tab/><text:tab/>CRITICAL</text:p>
      <text:p text:style-name="Standard"><text:tab/><text:tab/><text:tab/><text:tab/>Similar to [Host, VM], implement metrics for these entities</text:p>
      <text:p text:style-name="Standard">EXTENSION:<text:tab/><text:tab/><text:tab/>(see above - VemaVMwareHost and VemaVMwareVM)</text:p>
      <text:p text:style-name="Standard"/>
      <text:p text:style-name="Standard"/>
      <text:p text:style-name="Standard"/>
      <text:p text:style-name="P10"><text:tab/><text:tab/>com.groundwork.agents.vema.vmware.deprecated</text:p>
      <text:p text:style-name="Standard"><text:tab/><text:tab/><text:tab/>PrintCounters</text:p>
      <text:p text:style-name="Standard"><text:tab/><text:tab/><text:tab/><text:tab/>test code to examine "getting counters from VIM25"</text:p>
      <text:p text:style-name="Standard"/>
      <text:p text:style-name="Standard"><text:tab/><text:tab/><text:tab/>RealTime</text:p>
      <text:p text:style-name="Standard"><text:tab/><text:tab/><text:tab/><text:tab/>from the developers kit</text:p>
      <text:p text:style-name="Standard"/>
      <text:p text:style-name="Standard"><text:tab/><text:tab/><text:tab/>SimpleClient</text:p>
      <text:p text:style-name="Standard"><text:tab/><text:tab/><text:tab/><text:tab/>much modified "test bed" to try different VIM25 access methods</text:p>
      <text:p text:style-name="Standard"/>
      <text:p text:style-name="Standard"><text:tab/><text:tab/>com.groundwork.agents.vema.vwmare.servlet</text:p>
      <text:p text:style-name="Standard"><text:tab/><text:tab/><text:tab/>VemaTestServlet</text:p>
      <text:p text:style-name="Standard"><text:tab/><text:tab/><text:tab/><text:tab/>much modified "test bed" to try different servlet methods</text:p>
      <text:p text:style-name="Standard"/>
      <text:p text:style-name="Standard"><text:tab/><text:tab/><text:tab/>VMWareServlet</text:p>
      <text:p text:style-name="Standard"><text:tab/><text:tab/><text:tab/><text:tab/>The actual configuration servlet application</text:p>
      <text:p text:style-name="Standard"/>
      <text:p text:style-name="Standard"/>
      <text:p text:style-name="Standard"/>
      <text:p text:style-name="Standard"/>
      <text:p text:style-name="P10">JARS</text:p>
      <text:p text:style-name="Standard"><text:tab/>servlet-api-2.5</text:p>
      <text:p text:style-name="Standard"><text:tab/>log4j-1.2.8</text:p>
      <text:p text:style-name="Standard"><text:tab/>vim25-JAXWS-520110926</text:p>
      <text:p text:style-name="Standard"><text:tab/>xml-apis-1.0.b2</text:p>
      <text:p text:style-name="Standard"><text:tab/>jaxrpc</text:p>
      <text:p text:style-name="Standard"><text:tab/>axis-wsdl4j-1.2</text:p>
      <text:p text:style-name="Standard"><text:tab/>axis-1.4</text:p>
      <text:p text:style-name="Standard"><text:tab/>dtdparser-1.21</text:p>
      <text:p text:style-name="Standard"><text:tab/>gwos-rest-api-6.7</text:p>
      <text:p text:style-name="Standard"><text:tab/>jox-1.16</text:p>
      <text:p text:style-name="Standard"><text:tab/>portal-portlet-lib-jbp-2.7.2</text:p>
      <text:p text:style-name="Standard"><text:tab/>commons-lang-2.0</text:p>
      <text:p text:style-name="Standard"><text:tab/>collage-api-6.7</text:p>
      <text:p text:style-name="Standard"><text:tab/>json-lib-2.4-jdk15</text:p>
      <text:p text:style-name="Standard"><text:tab/>httpcore-4.2.3</text:p>
      <text:p text:style-name="Standard"><text:tab/>httpclient-4.2.3</text:p>
      <text:p text:style-name="Standard"/>
      <text:p text:style-name="Standard">common/webapp/WEB-INF</text:p>
      <text:p text:style-name="Standard"><text:tab/>assignThresholds.jsp</text:p>
      <text:p text:style-name="Standard"><text:tab/>confirm.html</text:p>
      <text:p text:style-name="Standard"><text:tab/>confirm.jsp</text:p>
      <text:p text:style-name="Standard"><text:tab/>error.html</text:p>
      <text:p text:style-name="Standard"><text:tab/>index.html</text:p>
      <text:p text:style-name="Standard"><text:tab/>login-redirect.jsp</text:p>
      <text:p text:style-name="Standard"><text:tab/>logout.jsp</text:p>
      <text:p text:style-name="Standard"><text:tab/>modifyConnectionWizard.jsp</text:p>
      <text:p text:style-name="Standard"><text:tab/>newConnectionWizard.jsp</text:p>
      <text:p text:style-name="Standard"><text:tab/>selectServices.jsp</text:p>
      <text:p text:style-name="Standard"><text:tab/>standalone-login.html</text:p>
      <text:p text:style-name="Standard"><text:tab/>uploadProfile.jsp</text:p>
      <text:p text:style-name="Standard"/>
      <text:p text:style-name="Standard">virtual-environments/rhev/conf</text:p>
      <text:p text:style-name="Standard"><text:tab/>create_rhev_applicationtype_support.sql</text:p>
      <text:p text:style-name="Standard"/>
      <text:p text:style-name="Standard">virtual-environments/rhev/resources</text:p>
      <text:p text:style-name="Standard"><text:tab/>log4j.properties</text:p>
      <text:p text:style-name="Standard"/>
      <text:p text:style-name="Standard"><text:soft-page-break/></text:p>
      <text:p text:style-name="Standard"/>
      <text:p text:style-name="P10">CUSTOM UTILITIES <text:s/>(SHELL)</text:p>
      <text:p text:style-name="Standard"/>
      <text:p text:style-name="Standard">contains {pattern} [{pattern}...]</text:p>
      <text:p text:style-name="Standard"/>
      <text:p text:style-name="Standard">In frustration with being unable to find REGEX-like patterns in Eclipse, I developed the “contains” utility to be used on the command line. <text:s/>A typical session would be:</text:p>
      <text:p text:style-name="Standard"/>
      <text:p text:style-name="Standard">&gt; gg vmware</text:p>
      <text:p text:style-name="Standard">&gt; contains getlisthost</text:p>
      <text:p text:style-name="Standard"/>
      <text:p text:style-name="Standard">Note that it looks for the pattern(s) in both the contents of the files and the filenames and foldernames along the way. <text:s/>It also is sensitive to word boundaries, so doesn't pepper you with too many false matches. <text:s/>It “digs” into the whole directory tree under wherever '.' (current directory) is. Further, it excludes quite a few file types that are known to be compiled or binary.</text:p>
      <text:p text:style-name="Standard"/>
      <text:p text:style-name="Standard">gg {reference}</text:p>
      <text:p text:style-name="Standard"/>
      <text:p text:style-name="Standard">quickly “goes to” another directory.</text:p>
      <text:p text:style-name="Standard">'gg' by itself goes to the root of the VEMA/CloudHub development</text:p>
      <text:p text:style-name="Standard">'gg rhev' goes to the sub-directory where RHEV source code is rooted.</text:p>
      <text:p text:style-name="Standard">'gg vmware' goes to vmware's sub-directory.</text:p>
      <text:p text:style-name="Standard">'gg down' goes to the downloads folder</text:p>
      <text:p text:style-name="Standard">'gg logs' gets one quickly to the TomCat logging directory</text:p>
      <text:p text:style-name="Standard">'gg apache' ... to the apache relative home directory</text:p>
      <text:p text:style-name="Standard">'gg config' ... to the configuration directory for groundwork operating software</text:p>
      <text:p text:style-name="Standard"/>
      <text:p text:style-name="Standard">there are a lot more of these – one needs only look at (and add to) ~/bin/gg to extend.</text:p>
      <text:p text:style-name="Standard"/>
      <text:p text:style-name="Standard">Newest</text:p>
      <text:p text:style-name="Standard"/>
      <text:p text:style-name="Standard">digs in “.” looking at all file date-of-last-update. <text:s text:c="2"/>Presents the list in “modified most recently” order, newest first. <text:s/>Very useful for figuring out a mysterious file that was “modified 3 days ago”, which you've completely forgotten the name of. <text:s/></text:p>
      <text:p text:style-name="Standard"/>
      <text:p text:style-name="Standard">Tomcat [ “start” | “stop” | “restart” ]</text:p>
      <text:p text:style-name="Standard"/>
      <text:p text:style-name="Standard">a quick way to stop, start and restart Tomcat on the local machine. <text:s/>When doing rapid-turn-around of Java module development, there comes a time after maybe 30 to 40 replacements of the gwos-vema-rhev.war file <text:soft-page-break/>(for instance – could be vmware, too) where TomCat becomes unstable, and won't work any longer. <text:s/></text:p>
      <text:p text:style-name="Standard"/>
      <text:p text:style-name="Standard">Tomlog [“vema” | “localhost” | “catalina” | “tomcat” ]</text:p>
      <text:p text:style-name="Standard"/>
      <text:p text:style-name="Standard"><text:tab/>another shortcut to rapidly start “tail -f /etc/....” log-file continuous inspection.</text:p>
      <text:p text:style-name="Standard"/>
      <text:p text:style-name="Standard"/>
      <text:p text:style-name="Standard">ALIASES (in .login or .bashrc or one of those files)</text:p>
      <text:p text:style-name="Standard"/>
      <text:p text:style-name="Standard">“ff” = “find fast, pass through grep”</text:p>
      <text:p text:style-name="Standard">“gg” = “go fast (see above)”</text:p>
      <text:p text:style-name="Standard">“h” = “history”</text:p>
      <text:p text:style-name="Standard">“j” = “jobs”</text:p>
      <text:p text:style-name="Standard">“mm” = do [1] tomcat stop [2] rm logs [3] rm WAR files [4] maven clean, then build in stand-alone mode, and deploy</text:p>
      <text:p text:style-name="Standard">“vi” = “vimx”, the nicely colored VIM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Gentium Plus" svg:font-family="'Gentium Plus'"/>
    <style:font-face style:name="OpenSymbol" svg:font-family="OpenSymbol"/>
    <style:font-face style:name="Bitstream Charter" svg:font-family="'Bitstream Charter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Gentium Plus" fo:font-size="11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Gentium Plu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Gentium Plus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Gentium Plus" fo:font-size="11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entium Plu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6.9252in" style:type="right"/>
        </style:tab-stops>
      </style:paragraph-properties>
      <style:text-properties style:font-name="Bitstream Charter" style:text-underline-style="solid" style:text-underline-width="auto" style:text-underline-color="font-color" fo:font-weight="bold" style:font-weight-asian="bold" style:font-weight-complex="bold"/>
    </style:style>
    <style:style style:name="MP2" style:family="paragraph" style:parent-style-name="Footer">
      <style:paragraph-properties>
        <style:tab-stops>
          <style:tab-stop style:position="6.9252in" style:type="right"/>
        </style:tab-stops>
      </style:paragraph-properties>
      <style:text-properties style:font-name="Bitstream Charter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title>VEMA CloudHub 1.1 Development</text:title><text:tab/>Robert J. Lynch</text:p>
      </style:header>
      <style:footer>
        <text:p text:style-name="MP2"><text:file-name text:display="full">/home/rlynch/Documents/VEMA CloudHub Transfer 130626a.odt</text:file-name><text:tab/>Page <text:page-number text:select-page="current">19</text:page-number> of <text:page-count>1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 Lynch</meta:initial-creator>
    <meta:creation-date>2013-06-26T09:27:14</meta:creation-date>
    <dc:date>2013-06-27T15:34:14</dc:date>
    <dc:creator>Robert Lynch</dc:creator>
    <meta:editing-duration>PT03H35M31S</meta:editing-duration>
    <meta:editing-cycles>21</meta:editing-cycles>
    <meta:generator>OpenOffice.org/3.2$Unix OpenOffice.org_project/320m19$Build-9505</meta:generator>
    <meta:printed-by>Robert Lynch</meta:printed-by>
    <meta:print-date>2013-06-26T10:47:55</meta:print-date>
    <dc:subject>Roadmap</dc:subject>
    <dc:title>VEMA CloudHub 1.1 Development</dc:title>
    <meta:document-statistic meta:table-count="0" meta:image-count="0" meta:object-count="0" meta:page-count="19" meta:paragraph-count="369" meta:word-count="2565" meta:character-count="19110"/>
  </office:meta>
</office:document-meta>
</file>